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a862a" officeooo:paragraph-rsid="000a862a" style:font-style-asian="italic" style:font-weight-asian="bold" style:font-style-complex="italic" style:font-weight-complex="bold"/>
    </style:style>
    <style:style style:name="P2" style:family="paragraph" style:parent-style-name="Standard">
      <style:text-properties fo:language="es" fo:country="ES" fo:font-style="normal" fo:font-weight="normal" officeooo:rsid="000a862a" officeooo:paragraph-rsid="000a862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paragraph-rsid="000a862a"/>
    </style:style>
    <style:style style:name="P4" style:family="paragraph" style:parent-style-name="Standard">
      <style:text-properties style:font-name="Arial" fo:font-size="12pt" fo:language="es" fo:country="ES" fo:font-style="normal" fo:font-weight="normal" officeooo:rsid="000a862a" officeooo:paragraph-rsid="000a862a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Arial" fo:font-size="12pt" fo:language="es" fo:country="ES" fo:font-style="normal" fo:font-weight="normal" officeooo:rsid="000a862a" officeooo:paragraph-rsid="000a862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 officeooo:paragraph-rsid="00105302"/>
    </style:style>
    <style:style style:name="P8" style:family="paragraph" style:parent-style-name="Standard">
      <style:text-properties officeooo:paragraph-rsid="000a862a"/>
    </style:style>
    <style:style style:name="T1" style:family="text">
      <style:text-properties officeooo:rsid="000bc5ff"/>
    </style:style>
    <style:style style:name="T2" style:family="text">
      <style:text-properties style:font-name="Arial" fo:font-size="12pt" fo:language="es" fo:country="ES" fo:font-style="normal" fo:font-weight="normal" officeooo:rsid="000a862a" style:font-style-asian="normal" style:font-weight-asian="normal" style:font-style-complex="normal" style:font-weight-complex="normal"/>
    </style:style>
    <style:style style:name="T3" style:family="text">
      <style:text-properties style:font-name="Arial" fo:font-size="12pt" fo:language="es" fo:country="ES" fo:font-style="normal" fo:font-weight="normal" officeooo:rsid="000bc5ff" style:font-style-asian="normal" style:font-weight-asian="normal" style:font-style-complex="normal" style:font-weight-complex="normal"/>
    </style:style>
    <style:style style:name="T4" style:family="text">
      <style:text-properties style:font-name="Arial" fo:font-size="12pt" fo:language="es" fo:country="ES" fo:font-style="normal" fo:font-weight="normal" officeooo:rsid="000f7f4e" style:font-style-asian="normal" style:font-weight-asian="normal" style:font-style-complex="normal" style:font-weight-complex="normal"/>
    </style:style>
    <style:style style:name="T5" style:family="text">
      <style:text-properties style:font-name="Arial" fo:font-size="12pt" fo:language="es" fo:country="ES" fo:font-style="normal" fo:font-weight="normal" officeooo:rsid="00105302" style:font-style-asian="normal" style:font-weight-asian="normal" style:font-style-complex="normal" style:font-weight-complex="normal"/>
    </style:style>
    <style:style style:name="T6" style:family="text">
      <style:text-properties style:font-name="Arial" fo:font-size="12pt" fo:language="es" fo:country="ES" fo:font-style="normal" fo:font-weight="normal" officeooo:rsid="001074e9" style:font-style-asian="normal" style:font-weight-asian="normal" style:font-style-complex="normal" style:font-weight-complex="normal"/>
    </style:style>
    <style:style style:name="T7" style:family="text">
      <style:text-properties style:font-name="Arial" fo:font-size="12pt" fo:language="es" fo:country="ES" fo:font-style="normal" fo:font-weight="normal" officeooo:rsid="0010cec4" style:font-style-asian="normal" style:font-weight-asian="normal" style:font-style-complex="normal" style:font-weight-complex="normal"/>
    </style:style>
    <style:style style:name="T8" style:family="text">
      <style:text-properties style:font-name="Arial" fo:font-size="12pt" fo:language="es" fo:country="ES" fo:font-style="normal" fo:font-weight="normal" officeooo:rsid="0011693b" style:font-style-asian="normal" style:font-weight-asian="normal" style:font-style-complex="normal" style:font-weight-complex="normal"/>
    </style:style>
    <style:style style:name="T9" style:family="text">
      <style:text-properties style:font-name="Arial" fo:font-size="12pt" fo:language="es" fo:country="ES" fo:font-style="normal" fo:font-weight="bold" officeooo:rsid="000a862a" style:font-style-asian="normal" style:font-weight-asian="bold" style:font-style-complex="normal" style:font-weight-complex="bold"/>
    </style:style>
    <style:style style:name="T10" style:family="text">
      <style:text-properties style:font-name="Arial" fo:font-size="12pt" fo:language="es" fo:country="ES" fo:font-style="normal" fo:font-weight="bold" officeooo:rsid="000f7f4e" style:font-style-asian="normal" style:font-weight-asian="bold" style:font-style-complex="normal" style:font-weight-complex="bold"/>
    </style:style>
    <style:style style:name="T11" style:family="text">
      <style:text-properties officeooo:rsid="000ee4b3"/>
    </style:style>
    <style:style style:name="T12" style:family="text">
      <style:text-properties officeooo:rsid="001053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con PALABRA CLAVE</text:p>
      <text:p text:style-name="P3"><text:span text:style-name="T2"/></text:p>
      <text:p text:style-name="P3"><text:span text:style-name="T2">Sr./a: </text:span><text:span text:style-name="T3">${ nombre }</text:span><text:span text:style-name="T2">,<text:line-break/><text:line-break/>JOIN Tech le da la bienvenida al nuevo sistema de </text:span><text:span text:style-name="T5">s</text:span><text:span text:style-name="T2">eguridad para edificios, con monitoreo las 24hs., adquirido por su consorcio con domicilio en </text:span><text:span text:style-name="T3">${ direccion }</text:span><text:span text:style-name="T2">.<text:line-break/><text:line-break/>El </text:span><text:span text:style-name="T6">h</text:span><text:span text:style-name="T2">all de su edificio se encuentra protegido y monitoreado </text:span><text:span text:style-name="T4">remotamente </text:span><text:span text:style-name="T2">por nuestra central . Ante cualquier evento que ocurra en el </text:span><text:span text:style-name="T4">inmueble,</text:span><text:span text:style-name="T2"> un operador </text:span><text:span text:style-name="T7">se comunicará </text:span><text:span text:style-name="T2">con usted para co</text:span><text:span text:style-name="T4">rroborar </text:span><text:span text:style-name="T2">que todo </text:span><text:span text:style-name="T4">se encuentr</text:span><text:span text:style-name="T7">a</text:span><text:span text:style-name="T4"> en orden</text:span><text:span text:style-name="T2">. Luego de informarle lo ocurrido, </text:span><text:span text:style-name="T8">l</text:span><text:span text:style-name="T2">e requerirá una palabra clave, </text:span><text:span text:style-name="T8">que, </text:span><text:span text:style-name="T2">en su caso es “</text:span><text:span text:style-name="T3">${ XL_row_object[i].CLAVE }</text:span><text:span text:style-name="T2">”. </text:span><text:span text:style-name="T4">Dicha palabra clave será la misma para todos los ocupantes del </text:span><text:span text:style-name="T2">departamento. </text:span><text:span text:style-name="T9">P</text:span><text:span text:style-name="T10">OR FAVOR, </text:span><text:span text:style-name="T2">comuníquele ésta clave a las personas que usted autorizo a poseer llaves.</text:span></text:p>
      <text:p text:style-name="P4">---------------------------------------------------------------------------------------------------------------------</text:p>
      <text:p text:style-name="P5">En caso de encontrarse ante una amenaza, <text:s/>cuando el operador requiera la palabra clave, <text:span text:style-name="T12">usted</text:span> puede brindar “<text:span text:style-name="T11">${ params[1] }</text:span>”. <text:span text:style-name="T12">De ésta manera, el operador sabrá que usted </text:span>se encuentra en una situación de riesgo.</text:p>
      <text:p text:style-name="P7">Éste mensaje, además, p<text:span text:style-name="T12">ermite </text:span>corroborar que su <text:span text:style-name="T1">teléfono</text:span> se encuentre correctamente <text:span text:style-name="T12">almacenado</text:span> en nuestra base de datos.</text:p>
      <text:p text:style-name="P7">S<text:span text:style-name="T12">i</text:span> <text:span text:style-name="T12">dicha </text:span>información es correcta, <text:span text:style-name="T12">por favor</text:span> responda este mensaje con un OK. <text:span text:style-name="T12">C</text:span>aso contrario, inform<text:span text:style-name="T12">e</text:span> el error al <text:span text:style-name="T12">siguiente teléfono </text:span>341 4498077.</text:p>
      <text:p text:style-name="P6">Muchas gracias!</text:p>
      <text:p text:style-name="P4"/>
      <text:p text:style-name="P2"/>
      <text:p text:style-name="P2">*******************************************************************************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29T12:42:38.924393977</meta:creation-date>
    <dc:date>2020-10-30T07:06:21.759814863</dc:date>
    <meta:editing-duration>PT36M45S</meta:editing-duration>
    <meta:editing-cycles>9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8" meta:word-count="195" meta:character-count="1394" meta:non-whitespace-character-count="1204"/>
  </office:meta>
</office:document-meta>
</file>